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fo:language="es" fo:country="ES" fo:font-style="italic" style:font-style-asian="italic" style:font-size-complex="9pt" style:font-style-complex="italic"/>
    </style:style>
    <style:style style:name="P3" style:family="paragraph" style:parent-style-name="Standard" style:master-page-name="Standard">
      <style:paragraph-properties fo:text-align="justify" style:justify-single-word="false" style:page-number="auto"/>
    </style:style>
    <style:style style:name="T1" style:family="text">
      <style:text-properties fo:color="#000000" fo:font-size="9pt" fo:language="es" fo:country="ES" fo:font-style="italic" style:font-size-asian="9pt" style:font-style-asian="italic" style:font-size-complex="9pt" style:font-style-complex="italic"/>
    </style:style>
    <style:style style:name="T2" style:family="text">
      <style:text-properties fo:color="#000000" fo:language="es" fo:country="ES"/>
    </style:style>
    <style:style style:name="T3" style:family="text">
      <style:text-properties fo:color="#000000" fo:language="es" fo:country="ES" fo:font-style="italic" style:font-style-asian="italic" style:font-size-complex="9pt" style:font-style-complex="italic"/>
    </style:style>
    <style:style style:name="T4" style:family="text">
      <style:text-properties fo:color="#000000" fo:language="es" fo:country="ES" fo:font-style="italic" fo:font-weight="bold" style:font-style-asian="italic" style:font-weight-asian="bold"/>
    </style:style>
    <style:style style:name="T5" style:family="text">
      <style:text-properties fo:color="#000000" fo:language="es" fo:country="ES" fo:font-weight="bold" style:font-weight-asian="bold"/>
    </style:style>
    <style:style style:name="T6" style:family="text">
      <style:text-properties fo:language="es" fo:country="ES"/>
    </style:style>
    <style:style style:name="T7" style:family="text">
      <style:text-properties style:font-name="Calibri" style:font-name-asian="Times New Roman" style:language-asian="fr" style:country-asian="FR"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uenos días Sr Navarro, ¿qué sentimiento predomina después de esta visita cargada de significado, 80 años después de la Retirada?</text:span></text:p>
      <text:p text:style-name="P1"><text:span text:style-name="T2">La emoción. Es la primera vez que un político español, en funciones claro, nos rinde homenaje, entonces es muy fuerte para mí. Sabe, hace tiempo que espero este momento...</text:span></text:p>
      <text:p text:style-name="P1"><text:span text:style-name="T4">¿Por qué tomó el camino del exilio? ¿Era Republicano? </text:span></text:p>
      <text:p text:style-name="P1"><text:span text:style-name="T2">Yo, personalmente no porque nací a finales de 1924, casi no conocí a mi padre y mi madre no hablaba de política. Pero, mis tres hermanos mayores, ellos, eran anarquistas entonces, claro, me crie en este movimiento. </text:span></text:p>
      <text:p text:style-name="P1"><text:span text:style-name="T4">¿Puede evocar su pasado en España?</text:span></text:p>
      <text:p text:style-name="P1"><text:span text:style-name="T2">Vengo de la provincia de Aragón, la vida se había organizado en colectividades después de 1936, todo el pueblo era solidario. Pero ni los republicanos ni los comunistas las querían porque estaban dominadas por los anarquistas. Mis hermanos se fueron a la guerra a partir de 1936 y en 1938, Franco y sus tropas llegaron en la región. Todo el pueblo huyó hacia Reus. <text:s/></text:span></text:p>
      <text:p text:style-name="P1"><text:span text:style-name="T4">¿Cómo fue el viaje hasta Francia? </text:span></text:p>
      <text:p text:style-name="P1"><text:span text:style-name="T2">Después de la batalla del Ebro en noviembre 1938, fuimos a Rabos cerca de la frontera. El jefe del pueblo separó las mujeres y los niños que se iban en un camión de forma legal, mientras que los hombres y las bestias pasarían por la montaña. Decidió ponerme con los hombres y separarme de mi madre... Fue un momento terrible, solo tenía 14 años, se lo imagina... Nunca la volví a ver. Cruzamos la frontera el 28 de enero de 1939. Nos fuimos por la noche para que la aviación enemiga no nos descubriera. Las condiciones eran espantosas, la nieve, el frio y el miedo que nos detuvieran...</text:span></text:p>
      <text:p text:style-name="P1"><text:span text:style-name="T4">¿Qué pasó al pasar la frontera?</text:span></text:p>
      <text:p text:style-name="P1"><text:span text:style-name="T2">Los gendarmes nos detuvieron. Cogieron nuestras cosas y nuestros animales y nos condujeron hacia Argelès-sur-Mer. Los gendarmes nos hablaban pero no entendía ni una palabra en francés. Llegamos a la playa rodeada de alambradas y vigiladas por tiradores. <text:s/></text:span></text:p>
      <text:p text:style-name="P1"><text:span text:style-name="T4">¿Cómo fue ese periodo en el campo?</text:span></text:p>
      <text:p text:style-name="P1"><text:span text:style-name="T2">Teníamos como única posesión una manta. Dormíamos directamente en el suelo, el viento y la humedad nos congelaban la sangre. Intentábamos refugiarnos cavando agujeros en la arena. Me puse enfermo, incluso pensé morir porque no recibí ningún cuidado, ninguna ayuda y mi estado no dejó de empeorar… No sé cómo terminé por recuperarme… Al cabo de 15 días, me fui del campo. </text:span></text:p>
      <text:p text:style-name="P1"><text:span text:style-name="T4">¿Cuál fue la próxima etapa?</text:span></text:p>
      <text:p text:style-name="P1"><text:span text:style-name="T2">Nos fuimos en tren hacia el campo de Bram en la Aude. Allí había barracas. Éramos 100 en cada una y dormíamos en el suelo. Siguió siendo muy duro, me sentía solo. El jefe del campo era muy severo, nos impedían circular en el campo. No podía hablar con la gente de mi colectividad. Fue en julio cuando mi situación mejora gracias a un guardia que había conocido a uno de mis hermanos. Me manda a la panificación, para ayudar a fabricar el pan. Pude dormir en una casa con los panaderos y saciar el hambre. En septiembre, mis cuñadas, que estaban en el refugio de Septfonds, hicieron una petición de acercamiento y así fue cómo llegué al campo de Septfonds. </text:span></text:p>
      <text:p text:style-name="Standard"><text:span text:style-name="T4">¿Vuelve a encontrar entonces una parte de su familia? <text:s/></text:span></text:p>
      <text:p text:style-name="P1"><text:soft-page-break/><text:span text:style-name="T2">Volví a encontrar a uno de mis hermanos. Era menos duro para mí porque podíamos desplazarnos libremente en el campo y mi familia podía visitarme. Mis cuñadas me llevaban ropa y comida. Pero seguía sin noticias de mi madre. Oí que había vuelto a España. Mi hermano cuidaba de mí. Como conocía al médico del campo, nos pusieron en la barraca de los sarnosos, lo que nos evitó ir a Compañías de Trabajadores Extranjeros. Las condiciones de vida siempre eran horrorosas. Éramos 300 por barraca, la comida estaba mala y había muchas enfermedades. </text:span></text:p>
      <text:p text:style-name="Standard"><text:span text:style-name="T4">¿Cómo es con los otros detenidos? </text:span></text:p>
      <text:p text:style-name="P1"><text:span text:style-name="T2">Muy bien. Durante una de las primeras comidas, uno de los detenidos, Juan, me vio comer con los dedos. Yo no tenía nada desde que los gendarmes nos lo habían cogido todo en la frontera, no había bastantes cubiertos para los presos. Le di pena y me regaló su cuchara. Me sermoneó, diciéndome de mantenerme digno. Me impactó. Mamá también hubiera querido que me comportara bien. Esta cuchara se volvió muy importante; quise encontrar una para todo el mundo. </text:span></text:p>
      <text:p text:style-name="P1"><text:span text:style-name="T2">En octubre, mi hermano tuvo que irse a una CTE, me quedé solo. Por suerte, uno de los vigilantes, que era amigo de la familia me ayudó. Procuró que fuera con él todas las mañanas a la comisaría para lustrar los zapatos de los guardias móviles. Al mediodía comía la misma comida que ellos y, por la noche, el cocinero siempre me servía un pan lleno de carne, que compartía con mis compañeros. Tenía mucha más suerte que ellos. Empecé a robar cucharas en este comedor y en el café gracias a Suzanne la </text:span><text:span text:style-name="T7">simpática camarera</text:span><text:span text:style-name="T2">. Una noche volviendo al campo, siento que pasa algo, el vigilante Duval parece muy nervioso, así que entierro rápidamente mi cuchara en la huerta. Me libro por poco de una sanción gorda porque habían registrado la barraca y los guardias habían encontrado muchas cucharas… razón de sobra para enfadar a los vigilantes. </text:span></text:p>
      <text:p text:style-name="P1"><text:span text:style-name="T4">¿Cuándo sale del campo?</text:span><text:bookmark text:name="_GoBack"/></text:p>
      <text:p text:style-name="P1"><text:span text:style-name="T2">Con 16 años, cuando tengo la edad para ser contratado. Un jefe viene a por mí para trabajar la tierra. Es judío, es por eso que vivimos muy alejados y que duermo allí, es agradable, dormir en una cama de verdad. En 1942, lo atrapan y es un choque para mí. Vuelvo a encontrar un trabajo rápidamente en una panadería en Caussade gracias a mi experiencia en la panificación. </text:span></text:p>
      <text:p text:style-name="P1"><text:span text:style-name="T4">¿Qué pasa al final de la guerra?</text:span></text:p>
      <text:p text:style-name="P1"><text:span text:style-name="T2">A partir de ahí somos libres, pero no podemos volver a España por culpa del pasado de mis hermanos. Uno de ellos me informa de la muerte de mi madre… Es un momento muy duro porque durante todo ese tiempo, solo había aguantado esperando volver a verla una vez libre. </text:span></text:p>
      <text:p text:style-name="P1"><text:span text:style-name="T4">¿Por qué haberse quedado en Francia?</text:span></text:p>
      <text:p text:style-name="P1"><text:span text:style-name="T2">Como le he dicho, porque era demasiado difícil volver a España. Ya no era la España que conocíamos. Además, había encontrado trabajo aquí, mi familia vivía aquí, y conocí mi esposa en Caussade. Y, por último, porque aquí, puedo contar lo que pasó aquí a los jóvenes. Es muy importante para mí, lo haré hasta el final de mi vida. </text:span></text:p>
      <text:p text:style-name="P1"><text:span text:style-name="T5">Gracias al Sr Navarro por su testimonio.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5%" fo:orphans="2" fo:widows="2" fo:hyphenation-ladder-count="no-limit" style:writing-mode="lr-tb"/>
      <style:text-properties style:use-window-font-color="true" style:font-name="Calibri" fo:language="fr" fo:country="FR" style:font-name-asian="Calibri1" style:font-name-complex="F"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name-asian="Times New Roman" style:font-size-asian="10pt" style:language-asian="fr" style:country-asian="FR" style:font-name-complex="Courier New1" style:font-size-complex="10pt"/>
    </style:style>
    <style:style style:name="Default_20_Paragraph_20_Font" style:display-name="Default Paragraph Font" style:family="text"/>
    <style:style style:name="Footnote_20_Characters" style:display-name="Footnote Characters"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size="10pt" fo:language="fr" fo:country="FR" style:font-name-asian="Times New Roman" style:font-size-asian="10pt" style:language-asian="fr" style:country-asian="FR"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Laure Cazeaux</meta:initial-creator>
    <dc:creator>Marie AUBRY</dc:creator>
    <meta:editing-cycles>8</meta:editing-cycles>
    <meta:creation-date>2019-06-26T10:28:00</meta:creation-date>
    <dc:date>2019-12-11T10:49:21</dc:date>
    <meta:editing-duration>PT4M55S</meta:editing-duration>
    <meta:generator>OpenOffice/4.1.3$Unix OpenOffice.org_project/413m1$Build-9783</meta:generator>
    <meta:document-statistic meta:table-count="0" meta:image-count="0" meta:object-count="0" meta:page-count="2" meta:paragraph-count="26" meta:word-count="1056" meta:character-count="5986"/>
    <meta:user-defined meta:name="AppVersion">16.0000</meta:user-defined>
    <meta:user-defined meta:name="Company">Instituto Cervant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